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vg:stroke-width="0.035cm" svg:stroke-color="#ff0000" draw:marker-start-width="0.252cm" draw:marker-end-width="0.252cm" draw:fill-color="#ffd7d7" draw:textarea-horizontal-align="justify" draw:textarea-vertical-align="middle" draw:auto-grow-height="false" fo:min-height="1.017cm" fo:min-width="3.452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vg:stroke-width="0.035cm" svg:stroke-color="#5b277d" draw:marker-start-width="0.252cm" draw:marker-end-width="0.252cm" draw:fill-color="#b7b3ca" draw:textarea-horizontal-align="justify" draw:textarea-vertical-align="middle" draw:auto-grow-height="false" fo:min-height="1.017cm" fo:min-width="3.451cm" fo:padding-top="0.142cm" fo:padding-bottom="0.142cm" fo:padding-left="0.267cm" fo:padding-right="0.267cm"/>
      <style:paragraph-properties style:writing-mode="lr-tb"/>
    </style:style>
    <style:style style:name="gr3" style:family="graphic">
      <style:graphic-properties svg:stroke-width="0.035cm" svg:stroke-color="#55308d" draw:marker-start-width="0.252cm" draw:marker-end-width="0.252cm" draw:fill-color="#b7b3ca" draw:textarea-horizontal-align="justify" draw:textarea-vertical-align="middle" draw:auto-grow-height="false" fo:min-height="1.017cm" fo:min-width="3.45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marker-end="Arrow" draw:marker-end-width="0.152cm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12pt" style:font-size-asian="16pt" style:font-size-complex="16pt"/>
    </style:style>
    <style:style style:name="P2" style:family="paragraph">
      <loext:graphic-properties draw:fill-color="#ffd7d7"/>
      <style:paragraph-properties fo:text-align="center" style:writing-mode="lr-tb"/>
      <style:text-properties style:font-name="Liberation Sans" fo:font-size="12pt" style:font-size-asian="16pt" style:font-size-complex="16pt"/>
    </style:style>
    <style:style style:name="P3" style:family="paragraph">
      <loext:graphic-properties draw:fill-color="#b7b3ca"/>
      <style:paragraph-properties fo:text-align="center" style:writing-mode="lr-tb"/>
      <style:text-properties style:font-name="Liberation Sans" fo:font-size="12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" fo:font-size="10pt" style:font-size-asian="13pt" style:font-size-complex="13pt"/>
    </style:style>
    <style:style style:name="T2" style:family="text">
      <style:text-properties style:text-position="-33% 58%" style:font-name="Liberation Sans"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986cm" svg:height="1.301cm" svg:x="5.278cm" svg:y="8.351cm">
          <text:p text:style-name="P1"><text:span text:style-name="T1">PC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986cm" svg:height="1.301cm" svg:x="19.526cm" svg:y="8.351cm">
          <text:p text:style-name="P1"><text:span text:style-name="T1">PC</text:span><text:span text:style-name="T2">01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985cm" svg:height="1.301cm" svg:x="12.381cm" svg:y="6.251cm">
          <text:p text:style-name="P1"><text:span text:style-name="T1">JMP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986cm" svg:height="1.301cm" svg:x="12.429cm" svg:y="8.338cm">
          <text:p text:style-name="P1"><text:span text:style-name="T1">JMP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6.366cm" svg:y1="6.901cm" svg:x2="19.526cm" svg:y2="9.001cm" draw:start-shape="id1" draw:start-glue-point="1" draw:end-shape="id2" draw:end-glue-point="3" svg:d="M16366 6901l3160 2100" svg:viewBox="0 0 3161 2101">
          <text:p/>
        </draw:connector>
        <draw:connector draw:style-name="gr4" draw:text-style-name="P4" draw:layer="layout" draw:type="line" svg:x1="16.415cm" svg:y1="8.988cm" svg:x2="19.526cm" svg:y2="9.001cm" draw:start-shape="id3" draw:start-glue-point="1" draw:end-shape="id2" draw:end-glue-point="3" svg:d="M16415 8988l3111 13" svg:viewBox="0 0 3112 14">
          <text:p/>
        </draw:connecto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09:33.956730330</meta:creation-date>
    <dc:date>2022-05-23T16:14:54.768673894</dc:date>
    <meta:editing-duration>PT5M21S</meta:editing-duration>
    <meta:editing-cycles>1</meta:editing-cycles>
    <meta:document-statistic meta:object-count="29"/>
    <meta:generator>LibreOffice/6.4.7.2$Linux_X86_64 LibreOffice_project/40$Build-2</meta:generator>
  </office:meta>
</office:document-meta>
</file>